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officeooo:rsid="0001d9a7" officeooo:paragraph-rsid="0001d9a7" style:font-size-asian="28pt" style:font-weight-asian="bold" style:font-size-complex="32pt" style:font-weight-complex="bold"/>
    </style:style>
    <style:style style:name="P2" style:family="paragraph" style:parent-style-name="Standard">
      <style:paragraph-properties fo:text-align="start" style:justify-single-word="false"/>
      <style:text-properties fo:font-size="16pt" fo:font-weight="normal" officeooo:rsid="0001d9a7" officeooo:paragraph-rsid="0001d9a7"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50fa8" officeooo:paragraph-rsid="0004bd08" style:font-size-asian="16pt" style:font-weight-asian="normal" style:font-size-complex="16pt" style:font-weight-complex="normal"/>
    </style:style>
    <style:style style:name="P4" style:family="paragraph" style:parent-style-name="Standard">
      <style:paragraph-properties fo:text-align="end" style:justify-single-word="false"/>
      <style:text-properties fo:font-size="16pt" fo:font-weight="normal" officeooo:rsid="00050fa8" officeooo:paragraph-rsid="00050fa8"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bold" officeooo:rsid="00038146" officeooo:paragraph-rsid="00038146"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38146" officeooo:paragraph-rsid="00057ca3"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style:text-underline-style="none" fo:font-weight="bold" officeooo:rsid="000686d2" officeooo:paragraph-rsid="000686d2"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normal" officeooo:rsid="0006bd0b" officeooo:paragraph-rsid="000686d2" style:font-size-asian="16pt" style:font-weight-asian="normal" style:font-size-complex="16pt" style:font-weight-complex="normal"/>
    </style:style>
    <style:style style:name="P9" style:family="paragraph" style:parent-style-name="Standard">
      <style:paragraph-properties fo:text-align="end" style:justify-single-word="false"/>
      <style:text-properties fo:font-size="16pt" style:text-underline-style="solid" style:text-underline-width="auto" style:text-underline-color="font-color" fo:font-weight="normal" officeooo:rsid="00050fa8" officeooo:paragraph-rsid="00050fa8"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officeooo:rsid="000248a1"/>
    </style:style>
    <style:style style:name="T3" style:family="text">
      <style:text-properties fo:font-weight="normal" style:font-weight-asian="normal" style:font-weight-complex="normal"/>
    </style:style>
    <style:style style:name="T4" style:family="text">
      <style:text-properties fo:font-weight="normal" officeooo:rsid="0004bd08" style:font-weight-asian="normal" style:font-weight-complex="normal"/>
    </style:style>
    <style:style style:name="T5" style:family="text">
      <style:text-properties fo:font-weight="normal" officeooo:rsid="00050fa8" style:font-weight-asian="normal" style:font-weight-complex="normal"/>
    </style:style>
    <style:style style:name="T6" style:family="text">
      <style:text-properties fo:font-weight="normal" officeooo:rsid="00057ca3" style:font-weight-asian="normal" style:font-weight-complex="normal"/>
    </style:style>
    <style:style style:name="T7" style:family="text">
      <style:text-properties fo:font-weight="normal" officeooo:rsid="0006bd0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acie</text:p>
      <text:p text:style-name="P2"><text:span text:style-name="T1">Cyprian „Dzieciuch” Freud</text:span> </text:p>
      <text:p text:style-name="P2"><text:tab/> Jeden z największych złodziei i przemytników w historii. Dorastał jako wyrzutek kaharskiego przedmieścia, jego rodzice z okolicznej wioski porzucili go, bo nie mieli czym wykarmić rodziny w kraju zniszczonym wojną. Azarel przyjął go do swojego gangu i zauważył w nim wielką ambicję, która pozwoliła mu się rozwinąc w świecie kaharskiego półświatku. Dzieciuch szybko zawierał ogromną ilość znajomości, nie trudno też było dla niego zaprzyjaźnić się z Azarelem. Szybko zdobył sławę złodzieja i wraz jak się stawał bogaty posiadał coraz to więcej wpływów, zamtuzów no i oczywiście pieniędzy. W bardzo szybkim czasie udało mu się stać jedną z 3 najbardziej wpływowych ludzi w Kaharze. Jego zamtuzy i kasyna były przykrywkami dla jego przestępczej działaności. Swój pseudonim stworzył sam, bo uwazał, że nikt się nie będzie spodziewał, że ktoś mówiąc o dziecku będzie miał na myśli największą szy<text:span text:style-name="T2">c</text:span>hę <text:span text:style-name="T2">miasta. Podczas swojej kariery złodziejskiej wysławił się jako nieco denerwujący złodziej. Zostawiał kartki z pozdorwieniami dla obrabowanych przez niego osób, nawet przychodził do nich, aby się z nich pośmiać i podziękować, a potem dzięki odpowiedniemu wywarowi z szaleju i morwy usuwał potrzebne mu z pamięci fragmenty ofiar. Jednynymi jego wadami było to, że był wierny jak pies swoim przyjaciołom po fachu oraz to, że był zbyt pewny siebie, co nie raz sprowadziło na niego ogromne kłopoty. Nie uznawał miłości w ogóle, twierdził że nie istnieje coś takiego, a na dowód tego raz chciał poślubić córkę jednego z największych bankierów, aby mieć ławtwiejszy dostęp do jego skarbca. Jednak jego plan się nie powiódł i prawie przypłacił życiem i do dzisiaj ma pamiątki z tego wydarzenia w postaci ogromnej blizny na nodze oraz wyższych oprocentować na kredyt. Freud był osoba ywsoką o blond włosach , zawsze noszący długi płaszcz z kapturem ze skóry, dawno wymarłych jasnobrązowych wilków. Był on osobą niezwykle atrakcyjną, co wyróżniało go od typowego obrazu zbira. Odznaczał się również tężyzną fizyczną, ale także duża wiedzą na temat wszystkich krajów oraz charyzmą, która nie raz pomogła wyjść z nie jednej opresji. Jednak nie można było go nazwać człowiekiem nie rozważnym i lekkomyślnym, zawsze starał się wymyślić plan, który wcielał w życie z lepszym lub gorszym skutkiem. Miał on dar do wymyślania jakiejś strategii działania w takich sytuacjach, w których żaden inny człowiek nie byłby wstanie o czymś takim pomyśleć. Podczas nie udanego puczu na Kahar i oberwania </text:span><text:soft-page-break/><text:span text:style-name="T2">w łydkę jedyne na co mógł liczyć to cud. Pojawił się jednak w postaci jego najwierniejszego człowieka, który wyciągnął go z tej kabały i zaporwadził do najbliższej zielarki, gdzie przebywał 2 tygodznie. Po wyleczeniu i pouszczeniu zielarki wiedział, że nie może przebywać w Nassirze, dlatego udał się w podróż na wyspy krasnoludów i założył siedzibę szpiegowską, która przynosiła mu duże dochody oraz anonimowość tylko dlatego, że dogadał się z lokalnym prefektem.</text:span></text:p>
      <text:p text:style-name="P2"/>
      <text:p text:style-name="P5">Istoty energii (boskie)</text:p>
      <text:p text:style-name="P6"><text:tab/><text:span text:style-name="T3">Są to zwierzęta, ludzie czy nawet rośliny, które zostały naznaczone w pewien sposób. Taka istota dostaje większe możliwości od reszty, większą wytrzymałość, sprawność, siłę, a nawet proste umiejętnoś</text:span><text:span text:style-name="T6">c</text:span><text:span text:style-name="T3">i magiczne. Jednak w zamian zabierane jest im coś lub dodawane np. ręka gadzia, brak uszu, blizny po spaleniu. Nieznane są nauce w jaki sposób takie istoty powstają i kiedy, jedynie co jest pewne to, że nikt nie zna dnia, ani godziny kiedy się to stanie. Powszechnie się uważa, że takie istoty są nieśmiertlene oraz całkowicie odporne na jakikolwiek rodzaj magii, </text:span><text:span text:style-name="T6">jakoby</text:span><text:span text:style-name="T3"> </text:span><text:span text:style-name="T6">miałyby one</text:span><text:span text:style-name="T3"> pochodz</text:span><text:span text:style-name="T6">ić</text:span><text:span text:style-name="T3"> od bogów i maj</text:span><text:span text:style-name="T6">ą</text:span><text:span text:style-name="T3"> być </text:span><text:span text:style-name="T6">one </text:span><text:span text:style-name="T3">karą bądź nagrodą dla ludzi, co jest jedynie po części prawdą, bo choć żyją takie istoty długo, to nie jest pewne czy są one odporne na wszelką magię, bo nikt nigdy nie dysponował tak potężną mocą. </text:span><text:span text:style-name="T6">P</text:span><text:span text:style-name="T4">odaje się także w wątpliwość jakoby miały takie osobniki służyć ludziom, ponieważ ich charakterys</text:span><text:span text:style-name="T6">t</text:span><text:span text:style-name="T4">yczne cechy temu zaprzeczają. Jeżeliby spojrzeć na cechy psyhiczne takich osobników to wykazują się dosyć niską empatią oraz wrażliwością psyhiczną, dlatego wielu z nich zajmuje się wojaczką, rabunkami oraz innymi formami zarobku na czyjejś śmierci wyłączając w to stanowisko grabarza, ponieważ nie mają oni w zwyczaju obchodzić jakichkolwiek obrządków, czy tradycji ludowych. Wykazują za to niechęć do wszystkiego co ich obraża, bądż nawet o nich wspomina, pałają wręcz wysoką pychą, która potrafii ich nie raz zgubić. Szacuje się, że na karde (ziemi) występuje około 400 takich osobników w formie ludzkiej. Jednak zdecydowana większość z nich nie jest świadoma swoich zdolności. Jeżeli takiego się znajdzie, należytym obowiązkiem jest przyprowadzić żywcem do </text:span><text:span text:style-name="T5">laboratorium, jeżeliby taki obiekt nie wspó</text:span><text:span text:style-name="T6">ł</text:span><text:span text:style-name="T5">pracował najpierw do komnaty kaźń i tortur.</text:span></text:p>
      <text:p text:style-name="P3"/>
      <text:p text:style-name="P4">Podpisano,</text:p>
      <text:p text:style-name="P9">Zwierzchnik miasta Erazuel</text:p>
      <text:p text:style-name="P9"/>
      <text:p text:style-name="P9">Fragment listu otwartego do łowców potworów</text:p>
      <text:p text:style-name="P7"><text:soft-page-break/>Artur Blackboort</text:p>
      <text:p text:style-name="P7"><text:tab/><text:span text:style-name="T7">Dla zwykłych ludzi znana z tego, że robi bardzo dobre buty, jednak dla osób, które są wtajemniczone jest bardziej przydatny. Zajmuje się on dokumentami tak, aby jak najbardziej pasowały dla klienta, zfałszowany testament, paszport, ale także zajmuje się uzyskiwaniem prawdziwych dokumentów np. glejtów, wszystko co jest potrzebne klientowi. Poza działalnością fałszerską oraz szwecką zajmuje się także wyszukiwaniem informacji o róznych ludziach. Niektórzy uważają, że jest tak skuteczny, że albo musiał zaprzedać swoją duszą demonom, albo pieprzył się z samym Zindurakiem, bo takich układów jak on nikt nie mógł mieć, faktem jest że był najlepszym w tym co robił czyli jego buty nie mogły się równać żadnymi innymi, a odsuwając żarty na bok, jeżeli nie umiał znaleźć jakiejś osoby to znaczy, że nie żyje. Charkteryzował się prostotą oraz dobrodusznością, co było dziwne dla zawodu, którym się zajmował, bo w normalnej sytuacji tacy jak on już dawno nie żyli.</text:span></text:p>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9T10:42:47.928540126</meta:creation-date>
    <dc:date>2020-01-22T17:04:54.399670779</dc:date>
    <meta:editing-duration>PT24M2S</meta:editing-duration>
    <meta:editing-cycles>5</meta:editing-cycles>
    <meta:generator>LibreOffice/6.3.4.2$Linux_X86_64 LibreOffice_project/30$Build-2</meta:generator>
    <meta:document-statistic meta:table-count="0" meta:image-count="0" meta:object-count="0" meta:page-count="3" meta:paragraph-count="10" meta:word-count="889" meta:character-count="5812" meta:non-whitespace-character-count="4928"/>
  </office:meta>
</office:document-meta>
</file>